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101cm" fo:margin-right="0cm" fo:text-indent="0cm" style:auto-text-indent="false" style:page-number="auto" fo:background-color="transparent"/>
      <style:text-properties officeooo:rsid="00004fe3" officeooo:paragraph-rsid="00004fe3"/>
    </style:style>
    <style:style style:name="P2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officeooo:rsid="00004fe3" officeooo:paragraph-rsid="00004fe3"/>
    </style:style>
    <style:style style:name="P3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officeooo:rsid="00004fe3" officeooo:paragraph-rsid="000306c5"/>
    </style:style>
    <style:style style:name="P4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officeooo:rsid="00056319" officeooo:paragraph-rsid="0005c996"/>
    </style:style>
    <style:style style:name="P5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officeooo:rsid="0005c996" officeooo:paragraph-rsid="0005c996"/>
    </style:style>
    <style:style style:name="P6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officeooo:rsid="000684e4" officeooo:paragraph-rsid="000684e4"/>
    </style:style>
    <style:style style:name="P7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officeooo:rsid="000684e4" officeooo:paragraph-rsid="0006a803"/>
    </style:style>
    <style:style style:name="P8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officeooo:rsid="0006a803" officeooo:paragraph-rsid="0006a803"/>
    </style:style>
    <style:style style:name="P9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officeooo:rsid="00004fe3" officeooo:paragraph-rsid="00004fe3"/>
    </style:style>
    <style:style style:name="T1" style:family="text">
      <style:text-properties officeooo:rsid="000306c5"/>
    </style:style>
    <style:style style:name="T2" style:family="text">
      <style:text-properties officeooo:rsid="0005c996"/>
    </style:style>
    <style:style style:name="T3" style:family="text">
      <style:text-properties officeooo:rsid="000684e4"/>
    </style:style>
    <style:style style:name="T4" style:family="text">
      <style:text-properties officeooo:rsid="0006a803"/>
    </style:style>
    <style:style style:name="T5" style:family="text">
      <style:text-properties officeooo:rsid="00087f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3">Monsieur;<text:line-break/><text:line-break/>Comme vous nous l'avez demander, je vous envoie tous les circuits logiques des exercices du <text:a xlink:type="simple" xlink:href="https://www.facebook.com/#" text:style-name="Internet_20_link" text:visited-style-name="Visited_20_Internet_20_Link"><text:span text:style-name="T1">p</text:span></text:a><text:span text:style-name="T1">remier</text:span> TME, avec les réponses aux questions de chaque exercice avec le circuit correspondant. Sauf l'exercice 4 question 3 j'ai écris la solution <text:span text:style-name="T5">ci -dessous,</text:span><text:line-break/><text:line-break/><text:line-break/>Respectueusement<text:line-break/><text:line-break/>Mouhoubi Nesrine Nour Elhouda<text:line-break/><text:line-break/>Groupe 05<text:line-break/><text:line-break/>Numero de dossier 3802205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pour generaliser la construction d’un MUX a 2^n <text:span text:style-name="T2">entrées a partir d’un MUX a 2 entrees on doit devlopper notre expression boolenne jusqu’a lobtention de plusieur expressions de notre MUX 2</text:span></text:p>
      <text:p text:style-name="P4"/>
      <text:p text:style-name="P4"><text:span text:style-name="T2">pour un MUX a 8 entrees =&gt; 3bits l’expression boolenne :</text:span></text:p>
      <text:p text:style-name="P4"/>
      <text:p text:style-name="P5">s=non(i0)non(i<text:span text:style-name="T3">1</text:span>)non(i<text:span text:style-name="T3">2</text:span>) e0 + i0 non(i<text:span text:style-name="T3">1</text:span>) i<text:span text:style-name="T3">2</text:span> e4 + non(i0) non(i<text:span text:style-name="T3">1</text:span>) i2 e1+ i0 non(i<text:span text:style-name="T3">1</text:span>) non(i<text:span text:style-name="T3">2</text:span>) e5+ non(i0) i1 non(i<text:span text:style-name="T3">2</text:span>) <text:span text:style-name="T3">e5</text:span>+ i0 i1 non(i<text:span text:style-name="T3">2</text:span>) e6 + non(i0) <text:span text:style-name="T3">i1 i2 e3+ i0 i1 i2 e7</text:span></text:p>
      <text:p text:style-name="P5"/>
      <text:p text:style-name="P6">s=i0( <text:span text:style-name="T2">non(i</text:span>1<text:span text:style-name="T2">) i</text:span>2<text:span text:style-name="T2"> e4</text:span>+<text:span text:style-name="T2">non(i</text:span>1<text:span text:style-name="T2">) non(i</text:span>2<text:span text:style-name="T2">) </text:span>e5+ <text:span text:style-name="T2">i1 non(i</text:span>2<text:span text:style-name="T2">) e6</text:span>+i1 i2 e7)+<text:span text:style-name="T2">non(i0) </text:span>(<text:span text:style-name="T2">non(i</text:span>1<text:span text:style-name="T2">)non(i</text:span>2<text:span text:style-name="T2">) e0 </text:span>+ <text:span text:style-name="T2">non(i</text:span>1<text:span text:style-name="T2">) i2 e1</text:span>+ <text:span text:style-name="T2">i1 non(i</text:span>2<text:span text:style-name="T2">) </text:span>e5 + <text:s/>i1 i2 e3) </text:p>
      <text:p text:style-name="P6"/>
      <text:p text:style-name="P7">s= i0 MUX <text:span text:style-name="T4">4</text:span> (e4,e5,e6,e7)+<text:span text:style-name="T4">non(i0)</text:span>MUX<text:span text:style-name="T4">4</text:span>(e<text:span text:style-name="T4">0,e1,e2,e3)</text:span></text:p>
      <text:p text:style-name="P7"/>
      <text:p text:style-name="P7"><text:s/><text:span text:style-name="T4">et on sait que le MUX4 on peut l’avoir a partir de trois MUX2 (question précédente) <text:s/></text:span></text:p>
      <text:p text:style-name="P7"/>
      <text:p text:style-name="P8">de ceci on en deduit que pour avoir un MUX8 <text:s/>a partir d’un ensemble de MUX2 il nous faut exactement sept MUX2 : <text:s text:c="2"/>trois MUX2 pour <text:s/><text:span text:style-name="T3">MUX </text:span>4<text:span text:style-name="T3"> (e4,e5,e6,e7) </text:span>+ <text:s/>trois MUX2 pour <text:s/><text:span text:style-name="T3">MUX </text:span>4<text:span text:style-name="T3"> (e</text:span>0,e1,e2,e3) +un MUX2 pour les rassembler =7=(2^3)-1 // avec 3 le nombre de bits</text:p>
      <text:p text:style-name="P8"/>
      <text:p text:style-name="P8"/>
      <text:p text:style-name="P8">pour un MUX16 on utilise le meme raisonnement en casscadant des deux MUX8 puis chaque MUX8 et composé de 7 mux2 =&gt; 2*7+1=15 </text:p>
      <text:p text:style-name="P8">donc pour faire un MUX16 il nous faut 15 MUX2 =(2^4)-1</text:p>
      <text:p text:style-name="P8"/>
      <text:p text:style-name="P8"/>
      <text:p text:style-name="P8">conclusion : pour un mux a 2^n entrees il nous faut [(2^n)-1] MUX2</text:p>
      <text:p text:style-name="P6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696cm" style:type="center"/>
          <style:tab-stop style:position="19.394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2cm" fo:margin-right="0.78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3:51:38.534757970</meta:creation-date>
    <dc:date>2018-09-24T15:08:36.122177264</dc:date>
    <meta:editing-duration>PT4M30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2" meta:paragraph-count="11" meta:word-count="268" meta:character-count="1532" meta:non-whitespace-character-count="1257"/>
  </office:meta>
</office:document-meta>
</file>